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Tests.customizeDateForma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yteArrayBean.set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Bea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Tests.customizeDateFormat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sonFactoryBeanTests.disableHtmlEscaping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sonFactoryBeanTests.prettyPri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sonFactoryBeanTests.base64EncodeByte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sonFactoryBeanTests.serialize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Bean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FactoryBeanTests.base64EncodeByteArraysDisableHtml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sonFactoryBeanTests.prettyPrinting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sonFactoryBeanTests.serializeNull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sonFactoryBeanTests.base64EncodeByteArray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sonFactoryBeanTests.disableHtml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ArrayBean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